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  <style:font-face style:name="Euclid Symbol" svg:font-family="&quot;Euclid Symbol&quot;"/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7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8" style:family="table-cell" style:parent-style-name="Default" style:data-style-name="N15">
      <style:text-properties fo:font-size="16pt" style:font-size-asian="16pt" style:font-size-complex="16pt"/>
    </style:style>
    <style:style style:name="ce9" style:family="table-cell" style:parent-style-name="Default" style:data-style-name="N2"/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Euclid Symbol" style:font-name-asian="Euclid Symbol" style:font-name-complex="Euclid Symbol" fo:font-size="16pt" style:font-size-asian="16pt" style:font-size-complex="16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6pt" style:font-size-asian="16pt" style:font-size-complex="16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767291666666667cm" style:use-optimal-column-width="true"/>
    </style:style>
    <style:style style:name="co2" style:family="table-column">
      <style:table-column-properties fo:break-before="auto" style:column-width="1.42875cm" style:use-optimal-column-width="true"/>
    </style:style>
    <style:style style:name="co3" style:family="table-column">
      <style:table-column-properties fo:break-before="auto" style:column-width="0.926041666666667cm" style:use-optimal-column-width="true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22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8"/>
        <table:table-column table:style-name="co6" table:number-columns-repeated="16379" table:default-cell-style-name="ce2"/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ISM tot</text:p>
          </table:table-cell>
          <table:table-cell office:value-type="string" table:style-name="ce2">
            <office:annotation draw:style-name="a0" svg:x="1.375in" svg:y="0.0104166666666667in" svg:width="1.08333333333333in" svg:height="0.489583333333333in">
              <dc:creator>Microsoft Office User</dc:creator>
              <text:p><text:span text:style-name="T5">Microsoft Office User:</text:span><text:span text:style-name="T4"/></text:p>
              <text:p><text:span text:style-name="T4">ppm</text:span></text:p>
            </office:annotation>
            <text:p>gas</text:p>
          </table:table-cell>
          <table:table-cell office:value-type="string" table:style-name="ce2">
            <text:p>dust</text:p>
          </table:table-cell>
          <table:table-cell office:value-type="string" table:style-name="ce8">
            <text:p>abn file</text:p>
          </table:table-cell>
          <table:table-cell table:number-columns-repeated="16379"/>
        </table:table-row>
        <table:table-row table:style-name="ro2">
          <table:table-cell table:number-columns-repeated="4" table:style-name="ce2"/>
          <table:table-cell office:value-type="string" table:style-name="ce8">
            <text:p>gas/100000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324" table:style-name="ce3">
            <text:p>324</text:p>
          </table:table-cell>
          <table:table-cell office:value-type="float" office:value="198" table:style-name="ce3">
            <text:p>198</text:p>
          </table:table-cell>
          <table:table-cell office:value-type="string" table:style-name="ce4">
            <text:p>126<text:s/><text:span text:style-name="T2">±<text:s/></text:span>56</text:p>
          </table:table-cell>
          <table:table-cell office:value-type="float" office:value="1.9799999999999999E-4" table:formula="of:=[.C3]/1000000" table:style-name="ce8">
            <text:p>1.98E-04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O</text:p>
          </table:table-cell>
          <table:table-cell office:value-type="float" office:value="682" table:style-name="ce5">
            <text:p>682</text:p>
          </table:table-cell>
          <table:table-cell office:value-type="float" office:value="434" table:style-name="ce5">
            <text:p>434</text:p>
          </table:table-cell>
          <table:table-cell office:value-type="string" table:style-name="ce6">
            <text:p>249<text:s/><text:span text:style-name="T2">±<text:s/></text:span>94</text:p>
          </table:table-cell>
          <table:table-cell office:value-type="float" office:value="4.3399999999999998E-4" table:formula="of:=[.C4]/1000000" table:style-name="ce8">
            <text:p>4.34E-04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g</text:p>
          </table:table-cell>
          <table:table-cell office:value-type="float" office:value="52.9" table:style-name="ce5">
            <text:p>52.9</text:p>
          </table:table-cell>
          <table:table-cell office:value-type="float" office:value="7.1" table:style-name="ce5">
            <text:p>7.1</text:p>
          </table:table-cell>
          <table:table-cell office:value-type="string" table:style-name="ce6">
            <text:p>45<text:span text:style-name="T3">.</text:span>8<text:s/><text:span text:style-name="T2">±<text:s/></text:span>4<text:span text:style-name="T3">.</text:span>9</text:p>
          </table:table-cell>
          <table:table-cell office:value-type="float" office:value="7.0999999999999998E-6" table:formula="of:=[.C5]/1000000" table:style-name="ce8">
            <text:p>7.10E-06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l</text:p>
          </table:table-cell>
          <table:table-cell office:value-type="float" office:value="3.5" table:style-name="ce5">
            <text:p>3.5</text:p>
          </table:table-cell>
          <table:table-cell office:value-type="float" office:value="0.1" table:style-name="ce5">
            <text:p>0.1</text:p>
          </table:table-cell>
          <table:table-cell office:value-type="string" table:style-name="ce6">
            <text:p>3<text:span text:style-name="T3">.</text:span>4<text:s/><text:span text:style-name="T2">±<text:s/></text:span>0<text:span text:style-name="T3">.</text:span>3</text:p>
          </table:table-cell>
          <table:table-cell office:value-type="float" office:value="1.0000000000000001E-7" table:formula="of:=[.C6]/1000000" table:style-name="ce8">
            <text:p>1.00E-0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i</text:p>
          </table:table-cell>
          <table:table-cell office:value-type="float" office:value="44.6" table:style-name="ce5">
            <text:p>44.6</text:p>
          </table:table-cell>
          <table:table-cell office:value-type="float" office:value="6.6" table:style-name="ce5">
            <text:p>6.6</text:p>
          </table:table-cell>
          <table:table-cell office:value-type="string" table:style-name="ce6">
            <text:p>38<text:span text:style-name="T3">.</text:span>0<text:s/><text:span text:style-name="T2">±<text:s/></text:span>3<text:span text:style-name="T3">.</text:span>1</text:p>
          </table:table-cell>
          <table:table-cell office:value-type="float" office:value="6.5999999999999995E-6" table:formula="of:=[.C7]/1000000" table:style-name="ce8">
            <text:p>6.60E-06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</text:p>
          </table:table-cell>
          <table:table-cell office:value-type="float" office:value="17.2" table:style-name="ce5">
            <text:p>17.2</text:p>
          </table:table-cell>
          <table:table-cell office:value-type="float" office:value="9.6" table:style-name="ce5">
            <text:p>9.6</text:p>
          </table:table-cell>
          <table:table-cell office:value-type="string" table:style-name="ce6">
            <text:p>7<text:span text:style-name="T3">.</text:span>6<text:s/><text:span text:style-name="T2">±<text:s/></text:span>2<text:span text:style-name="T3">.</text:span>0</text:p>
          </table:table-cell>
          <table:table-cell office:value-type="float" office:value="9.5999999999999996E-6" table:formula="of:=[.C8]/1000000" table:style-name="ce8">
            <text:p>9.60E-06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</text:p>
          </table:table-cell>
          <table:table-cell office:value-type="float" office:value="3.2" table:style-name="ce5">
            <text:p>3.2</text:p>
          </table:table-cell>
          <table:table-cell office:value-type="float" office:value="0.1" table:style-name="ce5">
            <text:p>0.1</text:p>
          </table:table-cell>
          <table:table-cell office:value-type="string" table:style-name="ce6">
            <text:p>3<text:span text:style-name="T3">.</text:span>2<text:s/><text:span text:style-name="T2">±<text:s/></text:span>0<text:span text:style-name="T3">.</text:span>2</text:p>
          </table:table-cell>
          <table:table-cell office:value-type="float" office:value="1.0000000000000001E-7" table:formula="of:=[.C9]/1000000" table:style-name="ce8">
            <text:p>1.00E-0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Fe</text:p>
          </table:table-cell>
          <table:table-cell office:value-type="float" office:value="43.7" table:style-name="ce5">
            <text:p>43.7</text:p>
          </table:table-cell>
          <table:table-cell office:value-type="float" office:value="0.88" table:style-name="ce5">
            <text:p>0.88</text:p>
          </table:table-cell>
          <table:table-cell office:value-type="string" table:style-name="ce6">
            <text:p>42<text:span text:style-name="T3">.</text:span>8<text:s/><text:span text:style-name="T2">±<text:s/></text:span>4<text:span text:style-name="T3">.</text:span>0</text:p>
          </table:table-cell>
          <table:table-cell office:value-type="float" office:value="8.8000000000000004E-7" table:formula="of:=[.C10]/1000000" table:style-name="ce8">
            <text:p>8.80E-07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i</text:p>
          </table:table-cell>
          <table:table-cell office:value-type="float" office:value="2.1" table:style-name="ce5">
            <text:p>2.1</text:p>
          </table:table-cell>
          <table:table-cell office:value-type="float" office:value="0.04" table:style-name="ce5">
            <text:p>0.04</text:p>
          </table:table-cell>
          <table:table-cell office:value-type="string" table:style-name="ce6">
            <text:p>2.0<text:s/><text:span text:style-name="T2">±<text:s/></text:span>0<text:span text:style-name="T3">.</text:span>2</text:p>
          </table:table-cell>
          <table:table-cell office:value-type="float" office:value="4.0000000000000001E-8" table:formula="of:=[.C11]/1000000" table:style-name="ce8">
            <text:p>4.00E-08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Sheet3" table:style-name="ta1">
        <table:table-column table:style-name="co6" table:number-columns-repeated="16384" table:default-cell-style-name="ce1"/>
        <table:table-row table:style-name="ro3">
          <table:table-cell office:value-type="string" table:style-name="ce1">
            <text:p>#abund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ELI</text:p>
          </table:table-cell>
          <table:table-cell office:value-type="string" table:style-name="ce1">
            <text:p>LITH</text:p>
          </table:table-cell>
          <table:table-cell office:value-type="string" table:style-name="ce1">
            <text:p>BERY</text:p>
          </table:table-cell>
          <table:table-cell office:value-type="string" table:style-name="ce1">
            <text:p>BORO</text:p>
          </table:table-cell>
          <table:table-cell office:value-type="string" table:style-name="ce1">
            <text:p>CARB</text:p>
          </table:table-cell>
          <table:table-cell office:value-type="string" table:style-name="ce1">
            <text:p>NITR</text:p>
          </table:table-cell>
          <table:table-cell office:value-type="string" table:style-name="ce1">
            <text:p>OXYG</text:p>
          </table:table-cell>
          <table:table-cell office:value-type="string" table:style-name="ce1">
            <text:p>FLUO</text:p>
          </table:table-cell>
          <table:table-cell office:value-type="string" table:style-name="ce1">
            <text:p>NEON</text:p>
          </table:table-cell>
          <table:table-cell office:value-type="string" table:style-name="ce1">
            <text:p>SODI</text:p>
          </table:table-cell>
          <table:table-cell office:value-type="string" table:style-name="ce1">
            <text:p>MAGN</text:p>
          </table:table-cell>
          <table:table-cell office:value-type="string" table:style-name="ce1">
            <text:p>ALUM</text:p>
          </table:table-cell>
          <table:table-cell office:value-type="string" table:style-name="ce1">
            <text:p>SILI</text:p>
          </table:table-cell>
          <table:table-cell office:value-type="string" table:style-name="ce1">
            <text:p>PHOS</text:p>
          </table:table-cell>
          <table:table-cell office:value-type="string" table:style-name="ce1">
            <text:p>SULP</text:p>
          </table:table-cell>
          <table:table-cell office:value-type="string" table:style-name="ce1">
            <text:p>CHLO</text:p>
          </table:table-cell>
          <table:table-cell office:value-type="string" table:style-name="ce1">
            <text:p>ARGO</text:p>
          </table:table-cell>
          <table:table-cell office:value-type="string" table:style-name="ce1">
            <text:p>POTA</text:p>
          </table:table-cell>
          <table:table-cell office:value-type="string" table:style-name="ce1">
            <text:p>CALC</text:p>
          </table:table-cell>
          <table:table-cell office:value-type="string" table:style-name="ce1">
            <text:p>SCAN</text:p>
          </table:table-cell>
          <table:table-cell office:value-type="string" table:style-name="ce1">
            <text:p>TITA</text:p>
          </table:table-cell>
          <table:table-cell office:value-type="string" table:style-name="ce1">
            <text:p>VANA</text:p>
          </table:table-cell>
          <table:table-cell office:value-type="string" table:style-name="ce1">
            <text:p>CHRO</text:p>
          </table:table-cell>
          <table:table-cell office:value-type="string" table:style-name="ce1">
            <text:p>MANG</text:p>
          </table:table-cell>
          <table:table-cell office:value-type="string" table:style-name="ce1">
            <text:p>IRON</text:p>
          </table:table-cell>
          <table:table-cell office:value-type="string" table:style-name="ce1">
            <text:p>COBA</text:p>
          </table:table-cell>
          <table:table-cell office:value-type="string" table:style-name="ce1">
            <text:p>NICK</text:p>
          </table:table-cell>
          <table:table-cell office:value-type="string" table:style-name="ce1">
            <text:p>COPP</text:p>
          </table:table-cell>
          <table:table-cell office:value-type="string" table:style-name="ce1">
            <text:p>ZINC</text:p>
          </table:table-cell>
          <table:table-cell table:number-columns-repeated="16353"/>
        </table:table-row>
        <table:table-row table:number-rows-repeated="2" table:style-name="ro3">
          <table:table-cell office:value-type="float" office:value="4" table:style-name="ce1">
            <text:p>4</text:p>
          </table:table-cell>
          <table:table-cell office:value-type="float" office:value="2.99" table:style-name="ce1">
            <text:p>2.99</text:p>
          </table:table-cell>
          <table:table-cell office:value-type="float" office:value="-6.27" table:style-name="ce1">
            <text:p>-6.27</text:p>
          </table:table-cell>
          <table:table-cell office:value-type="float" office:value="-35.93" table:style-name="ce1">
            <text:p>-35.93</text:p>
          </table:table-cell>
          <table:table-cell office:value-type="float" office:value="-6.05" table:style-name="ce1">
            <text:p>-6.05</text:p>
          </table:table-cell>
          <table:table-cell office:value-type="float" office:value="0.3" table:style-name="ce1">
            <text:p>0.3</text:p>
          </table:table-cell>
          <table:table-cell office:value-type="float" office:value="-0.1" table:style-name="ce1">
            <text:p>-0.1</text:p>
          </table:table-cell>
          <table:table-cell office:value-type="float" office:value="0.64" table:style-name="ce1">
            <text:p>0.64</text:p>
          </table:table-cell>
          <table:table-cell office:value-type="float" office:value="-3.7" table:style-name="ce1">
            <text:p>-3.7</text:p>
          </table:table-cell>
          <table:table-cell office:value-type="float" office:value="0.09" table:style-name="ce1">
            <text:p>0.09</text:p>
          </table:table-cell>
          <table:table-cell office:value-type="float" office:value="-2.5" table:style-name="ce1">
            <text:p>-2.5</text:p>
          </table:table-cell>
          <table:table-cell office:value-type="float" office:value="-1.1499999999999999" table:style-name="ce1">
            <text:p>-1.15</text:p>
          </table:table-cell>
          <table:table-cell office:value-type="float" office:value="-3" table:style-name="ce1">
            <text:p>-3</text:p>
          </table:table-cell>
          <table:table-cell office:value-type="float" office:value="-1.18" table:style-name="ce1">
            <text:p>-1.18</text:p>
          </table:table-cell>
          <table:table-cell office:value-type="float" office:value="-2.8" table:style-name="ce1">
            <text:p>-2.8</text:p>
          </table:table-cell>
          <table:table-cell office:value-type="float" office:value="-1.02" table:style-name="ce1">
            <text:p>-1.02</text:p>
          </table:table-cell>
          <table:table-cell office:value-type="float" office:value="-3" table:style-name="ce1">
            <text:p>-3</text:p>
          </table:table-cell>
          <table:table-cell office:value-type="float" office:value="-1.55" table:style-name="ce1">
            <text:p>-1.55</text:p>
          </table:table-cell>
          <table:table-cell office:value-type="float" office:value="-3.96" table:style-name="ce1">
            <text:p>-3.96</text:p>
          </table:table-cell>
          <table:table-cell office:value-type="float" office:value="-3" table:style-name="ce1">
            <text:p>-3</text:p>
          </table:table-cell>
          <table:table-cell office:value-type="float" office:value="-35.93" table:style-name="ce1">
            <text:p>-35.93</text:p>
          </table:table-cell>
          <table:table-cell office:value-type="float" office:value="-5.24" table:style-name="ce1">
            <text:p>-5.24</text:p>
          </table:table-cell>
          <table:table-cell office:value-type="float" office:value="-6" table:style-name="ce1">
            <text:p>-6</text:p>
          </table:table-cell>
          <table:table-cell office:value-type="float" office:value="-4" table:style-name="ce1">
            <text:p>-4</text:p>
          </table:table-cell>
          <table:table-cell office:value-type="float" office:value="-3.64" table:style-name="ce1">
            <text:p>-3.64</text:p>
          </table:table-cell>
          <table:table-cell office:value-type="float" office:value="-2.06" table:style-name="ce1">
            <text:p>-2.06</text:p>
          </table:table-cell>
          <table:table-cell office:value-type="float" office:value="-4.2300000000000004" table:style-name="ce1">
            <text:p>-4.23</text:p>
          </table:table-cell>
          <table:table-cell office:value-type="float" office:value="-3.4" table:style-name="ce1">
            <text:p>-3.4</text:p>
          </table:table-cell>
          <table:table-cell office:value-type="float" office:value="-4.82" table:style-name="ce1">
            <text:p>-4.82</text:p>
          </table:table-cell>
          <table:table-cell office:value-type="float" office:value="-3.7" table:style-name="ce1">
            <text:p>-3.7</text:p>
          </table:table-cell>
          <table:table-cell table:number-columns-repeated="16354" table:style-name="ce1"/>
        </table:table-row>
        <table:table-row table:number-rows-repeated="1048573" table:style-name="ro3">
          <table:table-cell table:number-columns-repeated="16384"/>
        </table:table-row>
      </table:table>
      <table:table table:name="Sheet4" table:style-name="ta1">
        <table:table-column table:style-name="co6" table:number-columns-repeated="2" table:default-cell-style-name="ce1"/>
        <table:table-column table:style-name="co6" table:default-cell-style-name="ce9"/>
        <table:table-column table:style-name="co6" table:number-columns-repeated="16381" table:default-cell-style-name="ce1"/>
        <table:table-row table:style-name="ro3">
          <table:table-cell office:value-type="string" table:style-name="ce1">
            <text:p>#abund</text:p>
          </table:table-cell>
          <table:table-cell table:style-name="ce1"/>
          <table:table-cell table:style-name="ce9"/>
          <table:table-cell table:number-columns-repeated="16381"/>
        </table:table-row>
        <table:table-row table:style-name="ro3">
          <table:table-cell office:value-type="string" table:style-name="ce1">
            <text:p>H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9">
            <text:p>4.0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HELI</text:p>
          </table:table-cell>
          <table:table-cell office:value-type="float" office:value="2.99" table:style-name="ce1">
            <text:p>2.99</text:p>
          </table:table-cell>
          <table:table-cell office:value-type="float" office:value="97723.722095581135" table:formula="of:=10^[.B3]*100" table:style-name="ce9">
            <text:p>97723.72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LITH</text:p>
          </table:table-cell>
          <table:table-cell office:value-type="float" office:value="-6.27" table:style-name="ce1">
            <text:p>-6.27</text:p>
          </table:table-cell>
          <table:table-cell office:value-type="float" office:value="5.3703179637025243E-5" table:formula="of:=10^[.B4]*100" table:style-name="ce9">
            <text:p>0.0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BERY</text:p>
          </table:table-cell>
          <table:table-cell office:value-type="float" office:value="-35.93" table:style-name="ce1">
            <text:p>-35.93</text:p>
          </table:table-cell>
          <table:table-cell office:value-type="float" office:value="1.1748975549395154E-34" table:formula="of:=10^[.B5]*100" table:style-name="ce9">
            <text:p>0.0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BORO</text:p>
          </table:table-cell>
          <table:table-cell office:value-type="float" office:value="-6.05" table:style-name="ce1">
            <text:p>-6.05</text:p>
          </table:table-cell>
          <table:table-cell office:value-type="float" office:value="8.9125093813374493E-5" table:formula="of:=10^[.B6]*100" table:style-name="ce9">
            <text:p>0.0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ARB</text:p>
          </table:table-cell>
          <table:table-cell office:value-type="float" office:value="0.3" table:style-name="ce1">
            <text:p>0.3</text:p>
          </table:table-cell>
          <table:table-cell office:value-type="float" office:value="199.52623149688799" table:formula="of:=10^[.B7]*100" table:style-name="ce9">
            <text:p>199.53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NITR</text:p>
          </table:table-cell>
          <table:table-cell office:value-type="float" office:value="-0.1" table:style-name="ce1">
            <text:p>-0.1</text:p>
          </table:table-cell>
          <table:table-cell office:value-type="float" office:value="79.432823472428154" table:formula="of:=10^[.B8]*100" table:style-name="ce9">
            <text:p>79.43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OXYG</text:p>
          </table:table-cell>
          <table:table-cell office:value-type="float" office:value="0.64" table:style-name="ce1">
            <text:p>0.64</text:p>
          </table:table-cell>
          <table:table-cell office:value-type="float" office:value="436.51583224016599" table:formula="of:=10^[.B9]*100" table:style-name="ce9">
            <text:p>436.52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FLUO</text:p>
          </table:table-cell>
          <table:table-cell office:value-type="float" office:value="-3.7" table:style-name="ce1">
            <text:p>-3.7</text:p>
          </table:table-cell>
          <table:table-cell office:value-type="float" office:value="1.9952623149688757E-2" table:formula="of:=10^[.B10]*100" table:style-name="ce9">
            <text:p>0.02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NEON</text:p>
          </table:table-cell>
          <table:table-cell office:value-type="float" office:value="0.09" table:style-name="ce1">
            <text:p>0.09</text:p>
          </table:table-cell>
          <table:table-cell office:value-type="float" office:value="123.02687708123815" table:formula="of:=10^[.B11]*100" table:style-name="ce9">
            <text:p>123.03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ODI</text:p>
          </table:table-cell>
          <table:table-cell office:value-type="float" office:value="-2.5" table:style-name="ce1">
            <text:p>-2.5</text:p>
          </table:table-cell>
          <table:table-cell office:value-type="float" office:value="0.31622776601683766" table:formula="of:=10^[.B12]*100" table:style-name="ce9">
            <text:p>0.32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MAGN</text:p>
          </table:table-cell>
          <table:table-cell office:value-type="float" office:value="-1.1499999999999999" table:style-name="ce1">
            <text:p>-1.15</text:p>
          </table:table-cell>
          <table:table-cell office:value-type="float" office:value="7.0794578438413787" table:formula="of:=10^[.B13]*100" table:style-name="ce9">
            <text:p>7.08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ALUM</text:p>
          </table:table-cell>
          <table:table-cell office:value-type="float" office:value="-3" table:style-name="ce1">
            <text:p>-3</text:p>
          </table:table-cell>
          <table:table-cell office:value-type="float" office:value="0.1" table:formula="of:=10^[.B14]*100" table:style-name="ce9">
            <text:p>0.1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ILI</text:p>
          </table:table-cell>
          <table:table-cell office:value-type="float" office:value="-1.18" table:style-name="ce1">
            <text:p>-1.18</text:p>
          </table:table-cell>
          <table:table-cell office:value-type="float" office:value="6.6069344800759584" table:formula="of:=10^[.B15]*100" table:style-name="ce9">
            <text:p>6.61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PHOS</text:p>
          </table:table-cell>
          <table:table-cell office:value-type="float" office:value="-2.8" table:style-name="ce1">
            <text:p>-2.8</text:p>
          </table:table-cell>
          <table:table-cell office:value-type="float" office:value="0.15848931924611134" table:formula="of:=10^[.B16]*100" table:style-name="ce9">
            <text:p>0.16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ULP</text:p>
          </table:table-cell>
          <table:table-cell office:value-type="float" office:value="-1.02" table:style-name="ce1">
            <text:p>-1.02</text:p>
          </table:table-cell>
          <table:table-cell office:value-type="float" office:value="9.5499258602143566" table:formula="of:=10^[.B17]*100" table:style-name="ce9">
            <text:p>9.55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HLO</text:p>
          </table:table-cell>
          <table:table-cell office:value-type="float" office:value="-3" table:style-name="ce1">
            <text:p>-3</text:p>
          </table:table-cell>
          <table:table-cell office:value-type="float" office:value="0.1" table:formula="of:=10^[.B18]*100" table:style-name="ce9">
            <text:p>0.1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ARGO</text:p>
          </table:table-cell>
          <table:table-cell office:value-type="float" office:value="-1.55" table:style-name="ce1">
            <text:p>-1.55</text:p>
          </table:table-cell>
          <table:table-cell office:value-type="float" office:value="2.8183829312644533" table:formula="of:=10^[.B19]*100" table:style-name="ce9">
            <text:p>2.82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POTA</text:p>
          </table:table-cell>
          <table:table-cell office:value-type="float" office:value="-3.96" table:style-name="ce1">
            <text:p>-3.96</text:p>
          </table:table-cell>
          <table:table-cell office:value-type="float" office:value="1.0964781961431837E-2" table:formula="of:=10^[.B20]*100" table:style-name="ce9">
            <text:p>0.01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ALC</text:p>
          </table:table-cell>
          <table:table-cell office:value-type="float" office:value="-3" table:style-name="ce1">
            <text:p>-3</text:p>
          </table:table-cell>
          <table:table-cell office:value-type="float" office:value="0.1" table:formula="of:=10^[.B21]*100" table:style-name="ce9">
            <text:p>0.1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CAN</text:p>
          </table:table-cell>
          <table:table-cell office:value-type="float" office:value="-35.93" table:style-name="ce1">
            <text:p>-35.93</text:p>
          </table:table-cell>
          <table:table-cell office:value-type="float" office:value="1.1748975549395154E-34" table:formula="of:=10^[.B22]*100" table:style-name="ce9">
            <text:p>0.0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TITA</text:p>
          </table:table-cell>
          <table:table-cell office:value-type="float" office:value="-5.24" table:style-name="ce1">
            <text:p>-5.24</text:p>
          </table:table-cell>
          <table:table-cell office:value-type="float" office:value="5.754399373371561E-4" table:formula="of:=10^[.B23]*100" table:style-name="ce9">
            <text:p>0.0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VANA</text:p>
          </table:table-cell>
          <table:table-cell office:value-type="float" office:value="-6" table:style-name="ce1">
            <text:p>-6</text:p>
          </table:table-cell>
          <table:table-cell office:value-type="float" office:value="9.9999999999999991E-5" table:formula="of:=10^[.B24]*100" table:style-name="ce9">
            <text:p>0.0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HRO</text:p>
          </table:table-cell>
          <table:table-cell office:value-type="float" office:value="-4" table:style-name="ce1">
            <text:p>-4</text:p>
          </table:table-cell>
          <table:table-cell office:value-type="float" office:value="0.01" table:formula="of:=10^[.B25]*100" table:style-name="ce9">
            <text:p>0.01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MANG</text:p>
          </table:table-cell>
          <table:table-cell office:value-type="float" office:value="-3.64" table:style-name="ce1">
            <text:p>-3.64</text:p>
          </table:table-cell>
          <table:table-cell office:value-type="float" office:value="2.2908676527677713E-2" table:formula="of:=10^[.B26]*100" table:style-name="ce9">
            <text:p>0.02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IRON</text:p>
          </table:table-cell>
          <table:table-cell office:value-type="float" office:value="-2.06" table:style-name="ce1">
            <text:p>-2.06</text:p>
          </table:table-cell>
          <table:table-cell office:value-type="float" office:value="0.87096358995608014" table:formula="of:=10^[.B27]*100" table:style-name="ce9">
            <text:p>0.87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OBA</text:p>
          </table:table-cell>
          <table:table-cell office:value-type="float" office:value="-4.2300000000000004" table:style-name="ce1">
            <text:p>-4.23</text:p>
          </table:table-cell>
          <table:table-cell office:value-type="float" office:value="5.8884365535558768E-3" table:formula="of:=10^[.B28]*100" table:style-name="ce9">
            <text:p>0.01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NICK</text:p>
          </table:table-cell>
          <table:table-cell office:value-type="float" office:value="-3.4" table:style-name="ce1">
            <text:p>-3.4</text:p>
          </table:table-cell>
          <table:table-cell office:value-type="float" office:value="3.9810717055349706E-2" table:formula="of:=10^[.B29]*100" table:style-name="ce9">
            <text:p>0.04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OPP</text:p>
          </table:table-cell>
          <table:table-cell office:value-type="float" office:value="-4.82" table:style-name="ce1">
            <text:p>-4.82</text:p>
          </table:table-cell>
          <table:table-cell office:value-type="float" office:value="1.5135612484362051E-3" table:formula="of:=10^[.B30]*100" table:style-name="ce9">
            <text:p>0.0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ZINC</text:p>
          </table:table-cell>
          <table:table-cell office:value-type="float" office:value="-3.7" table:style-name="ce1">
            <text:p>-3.7</text:p>
          </table:table-cell>
          <table:table-cell office:value-type="float" office:value="1.9952623149688757E-2" table:formula="of:=10^[.B31]*100" table:style-name="ce9">
            <text:p>0.02</text:p>
          </table:table-cell>
          <table:table-cell table:number-columns-repeated="16381"/>
        </table:table-row>
        <table:table-row table:number-rows-repeated="104854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  <style:font-face style:name="Euclid Symbol" svg:font-family="&quot;Euclid Symbol&quot;"/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meta:initial-creator>Microsoft Office User</meta:initial-creator>
    <dc:creator>Chamani Gunasekera</dc:creator>
    <meta:creation-date>2020-09-19T23:48:39Z</meta:creation-date>
    <dc:date>2025-07-04T17:59:55Z</dc:date>
  </office:meta>
</office:document-meta>
</file>